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4cm"/>
    </style:style>
    <style:style style:name="co2" style:family="table-column">
      <style:table-column-properties fo:break-before="auto" style:column-width="2.152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5.6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rgesort" table:style-name="ta1">
        <table:shapes>
          <draw:frame draw:z-index="0" draw:style-name="gr1" draw:text-style-name="P1" svg:width="16.006cm" svg:height="9.006cm" svg:x="15.862cm" svg:y="3.337cm">
            <draw:object draw:notify-on-update-of-ranges="mergesort.A2:mergesort.A11 mergesort.B1:mergesort.B1 mergesort.B2:mergesort.B11 mergesort.A2:mergesort.A11 mergesort.D1:mergesort.D1 mergesort.D2:mergesort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row table:style-name="ro1">
          <table:table-cell table:style-name="ce1" office:value-type="string" calcext:value-type="string">
            <text:p>Tam. Caso</text:p>
          </table:table-cell>
          <table:table-cell table:style-name="ce1" office:value-type="string" calcext:value-type="string">
            <text:p>Tiempo (us)</text:p>
          </table:table-cell>
          <table:table-cell table:style-name="ce1" office:value-type="string" calcext:value-type="string">
            <text:p>K=Tiempo/f(n)</text:p>
          </table:table-cell>
          <table:table-cell table:style-name="ce1" office:value-type="string" calcext:value-type="string">
            <text:p>Tiempo teórico estimado= K*f(n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7" calcext:value-type="float">
            <text:p>187</text:p>
          </table:table-cell>
          <table:table-cell table:formula="of:=[.B2]/([.A2])" office:value-type="float" office:value="0.187" calcext:value-type="float">
            <text:p>0,187</text:p>
          </table:table-cell>
          <table:table-cell table:formula="of:=[.A2]* [.C$13]" office:value-type="float" office:value="128.836626984127" calcext:value-type="float">
            <text:p>128,83662698412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70" calcext:value-type="float">
            <text:p>270</text:p>
          </table:table-cell>
          <table:table-cell table:formula="of:=[.B3]/([.A3])" office:value-type="float" office:value="0.135" calcext:value-type="float">
            <text:p>0,135</text:p>
          </table:table-cell>
          <table:table-cell table:formula="of:=[.A3] * [.C$13]" office:value-type="float" office:value="257.673253968254" calcext:value-type="float">
            <text:p>257,67325396825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80" calcext:value-type="float">
            <text:p>380</text:p>
          </table:table-cell>
          <table:table-cell table:formula="of:=[.B4]/([.A4])" office:value-type="float" office:value="0.126666666666667" calcext:value-type="float">
            <text:p>0,126666666666667</text:p>
          </table:table-cell>
          <table:table-cell table:formula="of:=[.A4]* [.C$13]" office:value-type="float" office:value="386.509880952381" calcext:value-type="float">
            <text:p>386,50988095238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87" calcext:value-type="float">
            <text:p>487</text:p>
          </table:table-cell>
          <table:table-cell table:formula="of:=[.B5]/([.A5])" office:value-type="float" office:value="0.12175" calcext:value-type="float">
            <text:p>0,12175</text:p>
          </table:table-cell>
          <table:table-cell table:formula="of:=[.A5]* [.C$13]" office:value-type="float" office:value="515.346507936508" calcext:value-type="float">
            <text:p>515,34650793650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46" calcext:value-type="float">
            <text:p>646</text:p>
          </table:table-cell>
          <table:table-cell table:formula="of:=[.B6]/([.A6])" office:value-type="float" office:value="0.1292" calcext:value-type="float">
            <text:p>0,1292</text:p>
          </table:table-cell>
          <table:table-cell table:formula="of:=[.A6] * [.C$13]" office:value-type="float" office:value="644.183134920635" calcext:value-type="float">
            <text:p>644,18313492063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708" calcext:value-type="float">
            <text:p>708</text:p>
          </table:table-cell>
          <table:table-cell table:formula="of:=[.B7]/([.A7])" office:value-type="float" office:value="0.118" calcext:value-type="float">
            <text:p>0,118</text:p>
          </table:table-cell>
          <table:table-cell table:formula="of:=[.A7]* [.C$13]" office:value-type="float" office:value="773.019761904762" calcext:value-type="float">
            <text:p>773,01976190476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842" calcext:value-type="float">
            <text:p>842</text:p>
          </table:table-cell>
          <table:table-cell table:formula="of:=[.B8]/([.A8])" office:value-type="float" office:value="0.120285714285714" calcext:value-type="float">
            <text:p>0,120285714285714</text:p>
          </table:table-cell>
          <table:table-cell table:formula="of:=[.A8]* [.C$13]" office:value-type="float" office:value="901.856388888889" calcext:value-type="float">
            <text:p>901,85638888888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51" calcext:value-type="float">
            <text:p>951</text:p>
          </table:table-cell>
          <table:table-cell table:formula="of:=[.B9]/([.A9])" office:value-type="float" office:value="0.118875" calcext:value-type="float">
            <text:p>0,118875</text:p>
          </table:table-cell>
          <table:table-cell table:formula="of:=[.A9] * [.C$13]" office:value-type="float" office:value="1030.69301587302" calcext:value-type="float">
            <text:p>1030,69301587302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43" calcext:value-type="float">
            <text:p>1043</text:p>
          </table:table-cell>
          <table:table-cell table:formula="of:=[.B10]/([.A10])" office:value-type="float" office:value="0.115888888888889" calcext:value-type="float">
            <text:p>0,115888888888889</text:p>
          </table:table-cell>
          <table:table-cell table:formula="of:=[.A10]* [.C$13]" office:value-type="float" office:value="1159.52964285714" calcext:value-type="float">
            <text:p>1159,5296428571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57" calcext:value-type="float">
            <text:p>1157</text:p>
          </table:table-cell>
          <table:table-cell table:formula="of:=[.B11]/([.A11])" office:value-type="float" office:value="0.1157" calcext:value-type="float">
            <text:p>0,1157</text:p>
          </table:table-cell>
          <table:table-cell table:formula="of:=[.A11]* [.C$13]" office:value-type="float" office:value="1288.36626984127" calcext:value-type="float">
            <text:p>1288,36626984127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K promedio</text:p>
          </table:table-cell>
          <table:table-cell table:formula="of:=AVERAGE([.C2:.C12])" office:value-type="float" office:value="0.128836626984127" calcext:value-type="float">
            <text:p>0,128836626984127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0">00/00/0000</text:date>, <text:time style:data-style-name="N2" text:time-value="14:18:23.84665007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0T14:42:42.956192820</dc:date>
    <meta:editing-duration>PT1H19M5S</meta:editing-duration>
    <meta:editing-cycles>5</meta:editing-cycles>
    <meta:generator>LibreOffice/6.4.7.2$Linux_X86_64 LibreOffice_project/40$Build-2</meta:generator>
    <meta:document-statistic meta:table-count="1" meta:cell-count="4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7cm" svg:height="9.007cm" xlink:href=".." xlink:type="simple" chart:class="chart:scatter" chart:style-name="ch1">
        <chart:legend chart:legend-position="end" svg:x="10.668cm" svg:y="3.756cm" style:legend-expansion="high" chart:style-name="ch2"/>
        <chart:plot-area chart:style-name="ch3" table:cell-range-address="mergesort.A2:mergesort.B11 mergesort.B1:mergesort.B1 mergesort.D1:mergesort.D11" chart:data-source-has-labels="row" svg:x="0.32cm" svg:y="0.18cm" svg:width="10.028cm" svg:height="8.647cm">
          <chartooo:coordinate-region svg:x="1.127cm" svg:y="0.38cm" svg:width="8.57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rgesort.B2:mergesort.B11" chart:label-cell-address="mergesort.B1:mergesort.B1" chart:class="chart:scatter">
            <chart:domain table:cell-range-address="mergesort.A2:mergesort.A11"/>
            <chart:data-point chart:repeated="10"/>
          </chart:series>
          <chart:series chart:style-name="ch7" chart:values-cell-range-address="mergesort.D2:mergesort.D11" chart:label-cell-address="mergesort.D1:mergesort.D1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 (us)</text:p>
                <draw:g>
                  <svg:desc>mergesort.B1:mergesort.B1</svg:desc>
                </draw:g>
              </table:table-cell>
              <table:table-cell office:value-type="string">
                <text:p>Tiempo teórico estimado= K*f(n)</text:p>
                <draw:g>
                  <svg:desc>mergesort.D1:mergesor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mergesort.A2:mergesort.A11</svg:desc>
                </draw:g>
              </table:table-cell>
              <table:table-cell office:value-type="float" office:value="187">
                <text:p>187</text:p>
                <draw:g>
                  <svg:desc>mergesort.B2:mergesort.B11</svg:desc>
                </draw:g>
              </table:table-cell>
              <table:table-cell office:value-type="float" office:value="128.836626984127">
                <text:p>128.836626984127</text:p>
                <draw:g>
                  <svg:desc>mergesort.D2:mergesort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70">
                <text:p>270</text:p>
              </table:table-cell>
              <table:table-cell office:value-type="float" office:value="257.673253968254">
                <text:p>257.6732539682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380">
                <text:p>380</text:p>
              </table:table-cell>
              <table:table-cell office:value-type="float" office:value="386.509880952381">
                <text:p>386.5098809523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487">
                <text:p>487</text:p>
              </table:table-cell>
              <table:table-cell office:value-type="float" office:value="515.346507936508">
                <text:p>515.346507936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646">
                <text:p>646</text:p>
              </table:table-cell>
              <table:table-cell office:value-type="float" office:value="644.183134920635">
                <text:p>644.183134920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708">
                <text:p>708</text:p>
              </table:table-cell>
              <table:table-cell office:value-type="float" office:value="773.019761904762">
                <text:p>773.0197619047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842">
                <text:p>842</text:p>
              </table:table-cell>
              <table:table-cell office:value-type="float" office:value="901.856388888889">
                <text:p>901.856388888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951">
                <text:p>951</text:p>
              </table:table-cell>
              <table:table-cell office:value-type="float" office:value="1030.69301587302">
                <text:p>1030.693015873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1043">
                <text:p>1043</text:p>
              </table:table-cell>
              <table:table-cell office:value-type="float" office:value="1159.52964285714">
                <text:p>1159.52964285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1157">
                <text:p>1157</text:p>
              </table:table-cell>
              <table:table-cell office:value-type="float" office:value="1288.36626984127">
                <text:p>1288.366269841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